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onospaced" svg:font-family="Monospaced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>
      <style:text-properties officeooo:rsid="00149eed" officeooo:paragraph-rsid="00149eed"/>
    </style:style>
    <style:style style:name="P2" style:family="paragraph" style:parent-style-name="Standard">
      <style:text-properties officeooo:rsid="00149eed" officeooo:paragraph-rsid="00149eed"/>
    </style:style>
    <style:style style:name="P3" style:family="paragraph" style:parent-style-name="Standard">
      <style:text-properties officeooo:rsid="00155daf" officeooo:paragraph-rsid="00155da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lq_ban.Format=['coefficient'] <text:s text:c="7"/>// 'coefficient' or 'coordinate'</text:p>
      <text:p text:style-name="P1">flq_ban.Path=[0,0;1,1] <text:s text:c="15"/>// points to defined your paths, nx3/nx2/nx1</text:p>
      <text:p text:style-name="P1">flq_ban.Div=[100] <text:s text:c="20"/>// k points of each path</text:p>
      <text:p text:style-name="P3">flq_ban.DivType='unit' <text:s text:c="13"/>// how to divide each k-path, 'unit' or 'all'</text:p>
      <text:p text:style-name="P1">flq_ban.Draw=['on'] <text:s text:c="18"/>// whether draw band structure, 'on' or 'off'</text:p>
      <text:p text:style-name="P1">flq_ban.Shift=['on'] <text:s text:c="17"/>// whether shift Ef to 0 in band plot, 'on' or 'off</text:p>
      <text:p text:style-name="P1"/>
      <text:p text:style-name="P3">============= PiLib Variable =============</text:p>
      <text:p text:style-name="P3">flq_ban.k_path_div, @full, number of division of each path</text:p>
      <text:p text:style-name="P3">ORDER= <text:s text:c="3"/>0, SIZE=[ <text:s text:c="3"/>5, <text:s text:c="3"/>1], TYPE=INTEGER</text:p>
      <text:p text:style-name="P3"/>
      <text:p text:style-name="P1">============= PiLib Variable =============</text:p>
      <text:p text:style-name="P1">flq_ban.k_point, @full, [label,kx,ky,kz]</text:p>
      <text:p text:style-name="P1">ORDER= <text:s text:c="3"/>2, SIZE=[ <text:s/>100, <text:s text:c="3"/>4], TYPE=REAL</text:p>
      <text:p text:style-name="P1"/>
      <text:p text:style-name="P1">============= PiLib Variable =============</text:p>
      <text:p text:style-name="P1">flq_ban.k_band, @full, [En(k1),En(k2)...]</text:p>
      <text:p text:style-name="P1">ORDER= <text:s text:c="3"/>0, SIZE=[ <text:s text:c="3"/>2, <text:s/>100], TYPE=REAL</text:p>
      <text:p text:style-name="P1"><text:soft-page-break/></text:p>
      <text:p text:style-name="P1">============= PiLib Variable =============</text:p>
      <text:p text:style-name="P1">flq_ban.k_vec(:,:,1), @full, eigenvectros at k_1=[0, 0, 0]</text:p>
      <text:p text:style-name="P1">ORDER= <text:s text:c="2"/>-1, SIZE=[ <text:s text:c="3"/>2, <text:s text:c="3"/>2], TYPE=COMPLE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Monospaced" svg:font-family="Monospaced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細明體" style:font-family-asian="細明體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5in" fo:page-height="3.5in" style:num-format="1" style:print-orientation="portrait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8T23:44:20.924000000</meta:creation-date>
    <dc:date>2014-10-20T22:43:55.495000000</dc:date>
    <meta:editing-duration>PT2M38S</meta:editing-duration>
    <meta:editing-cycles>3</meta:editing-cycles>
    <meta:generator>LibreOffice/4.1.5.3$Windows_x86 LibreOffice_project/1c1366bba2ba2b554cd2ca4d87c06da81c05d24</meta:generator>
    <meta:document-statistic meta:table-count="0" meta:image-count="0" meta:object-count="0" meta:page-count="2" meta:paragraph-count="18" meta:word-count="113" meta:character-count="1006" meta:non-whitespace-character-count="790"/>
  </office:meta>
</office:document-meta>
</file>